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loye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165">
            <text:p>1165</text:p>
          </table:table-cell>
          <table:table-cell office:value-type="string">
            <text:p>Jennings</text:p>
          </table:table-cell>
          <table:table-cell office:value-type="string">
            <text:p>Leslie</text:p>
          </table:table-cell>
          <table:table-cell office:value-type="string">
            <text:p>x3291</text:p>
          </table:table-cell>
          <table:table-cell office:value-type="string">
            <text:p>ljennings@classicmodelcars.com</text:p>
          </table:table-cell>
          <table:table-cell office:value-type="string">
            <text:p>1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Thompson</text:p>
          </table:table-cell>
          <table:table-cell office:value-type="string">
            <text:p>Leslie</text:p>
          </table:table-cell>
          <table:table-cell office:value-type="string">
            <text:p>x4065</text:p>
          </table:table-cell>
          <table:table-cell office:value-type="string">
            <text:p>lthompson@classicmodelcars.com</text:p>
          </table:table-cell>
          <table:table-cell office:value-type="string">
            <text:p>1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Firrelli</text:p>
          </table:table-cell>
          <table:table-cell office:value-type="string">
            <text:p>Julie</text:p>
          </table:table-cell>
          <table:table-cell office:value-type="string">
            <text:p>x2173</text:p>
          </table:table-cell>
          <table:table-cell office:value-type="string">
            <text:p>jfirrelli@classicmodelcars.com</text:p>
          </table:table-cell>
          <table:table-cell office:value-type="string">
            <text:p>2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Patterson</text:p>
          </table:table-cell>
          <table:table-cell office:value-type="string">
            <text:p>Steve</text:p>
          </table:table-cell>
          <table:table-cell office:value-type="string">
            <text:p>x4334</text:p>
          </table:table-cell>
          <table:table-cell office:value-type="string">
            <text:p>spatterson@classicmodelcars.com</text:p>
          </table:table-cell>
          <table:table-cell office:value-type="string">
            <text:p>2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Tseng</text:p>
          </table:table-cell>
          <table:table-cell office:value-type="string">
            <text:p>Foon Yue</text:p>
          </table:table-cell>
          <table:table-cell office:value-type="string">
            <text:p>x2248</text:p>
          </table:table-cell>
          <table:table-cell office:value-type="string">
            <text:p>ftseng@classicmodelcars.com</text:p>
          </table:table-cell>
          <table:table-cell office:value-type="string">
            <text:p>3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Vanauf</text:p>
          </table:table-cell>
          <table:table-cell office:value-type="string">
            <text:p>George</text:p>
          </table:table-cell>
          <table:table-cell office:value-type="string">
            <text:p>x4102</text:p>
          </table:table-cell>
          <table:table-cell office:value-type="string">
            <text:p>gvanauf@classicmodelcars.com</text:p>
          </table:table-cell>
          <table:table-cell office:value-type="string">
            <text:p>3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Bondur</text:p>
          </table:table-cell>
          <table:table-cell office:value-type="string">
            <text:p>Loui</text:p>
          </table:table-cell>
          <table:table-cell office:value-type="string">
            <text:p>x6493</text:p>
          </table:table-cell>
          <table:table-cell office:value-type="string">
            <text:p>lbondur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Hernandez</text:p>
          </table:table-cell>
          <table:table-cell office:value-type="string">
            <text:p>Gerard</text:p>
          </table:table-cell>
          <table:table-cell office:value-type="string">
            <text:p>x2028</text:p>
          </table:table-cell>
          <table:table-cell office:value-type="string">
            <text:p>ghernande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Castillo</text:p>
          </table:table-cell>
          <table:table-cell office:value-type="string">
            <text:p>Pamela</text:p>
          </table:table-cell>
          <table:table-cell office:value-type="string">
            <text:p>x2759</text:p>
          </table:table-cell>
          <table:table-cell office:value-type="string">
            <text:p>pcastillo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Bott</text:p>
          </table:table-cell>
          <table:table-cell office:value-type="string">
            <text:p>Larry</text:p>
          </table:table-cell>
          <table:table-cell office:value-type="string">
            <text:p>x2311</text:p>
          </table:table-cell>
          <table:table-cell office:value-type="string">
            <text:p>lbott@classicmodelcars.com</text:p>
          </table:table-cell>
          <table:table-cell office:value-type="string">
            <text:p>7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Jones</text:p>
          </table:table-cell>
          <table:table-cell office:value-type="string">
            <text:p>Barry</text:p>
          </table:table-cell>
          <table:table-cell office:value-type="string">
            <text:p>x102</text:p>
          </table:table-cell>
          <table:table-cell office:value-type="string">
            <text:p>bjones@classicmodelcars.com</text:p>
          </table:table-cell>
          <table:table-cell office:value-type="string">
            <text:p>7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Fixter</text:p>
          </table:table-cell>
          <table:table-cell office:value-type="string">
            <text:p>Andy</text:p>
          </table:table-cell>
          <table:table-cell office:value-type="string">
            <text:p>x101</text:p>
          </table:table-cell>
          <table:table-cell office:value-type="string">
            <text:p>afixter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Marsh</text:p>
          </table:table-cell>
          <table:table-cell office:value-type="string">
            <text:p>Peter</text:p>
          </table:table-cell>
          <table:table-cell office:value-type="string">
            <text:p>x102</text:p>
          </table:table-cell>
          <table:table-cell office:value-type="string">
            <text:p>pmarsh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King</text:p>
          </table:table-cell>
          <table:table-cell office:value-type="string">
            <text:p>Tom</text:p>
          </table:table-cell>
          <table:table-cell office:value-type="string">
            <text:p>x103</text:p>
          </table:table-cell>
          <table:table-cell office:value-type="string">
            <text:p>tking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Nishi</text:p>
          </table:table-cell>
          <table:table-cell office:value-type="string">
            <text:p>Mami</text:p>
          </table:table-cell>
          <table:table-cell office:value-type="string">
            <text:p>x101</text:p>
          </table:table-cell>
          <table:table-cell office:value-type="string">
            <text:p>mnishi@classicmodelcars.com</text:p>
          </table:table-cell>
          <table:table-cell office:value-type="string">
            <text:p>5</text:p>
          </table:table-cell>
          <table:table-cell office:value-type="float" office:value="1056">
            <text:p>1056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Kato</text:p>
          </table:table-cell>
          <table:table-cell office:value-type="string">
            <text:p>Yoshimi</text:p>
          </table:table-cell>
          <table:table-cell office:value-type="string">
            <text:p>x102</text:p>
          </table:table-cell>
          <table:table-cell office:value-type="string">
            <text:p>ykato@classicmodelcars.com</text:p>
          </table:table-cell>
          <table:table-cell office:value-type="string">
            <text:p>5</text:p>
          </table:table-cell>
          <table:table-cell office:value-type="float" office:value="1621">
            <text:p>1621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Gerard</text:p>
          </table:table-cell>
          <table:table-cell office:value-type="string">
            <text:p>Martin</text:p>
          </table:table-cell>
          <table:table-cell office:value-type="string">
            <text:p>x2312</text:p>
          </table:table-cell>
          <table:table-cell office:value-type="string">
            <text:p>mgerard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6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phpMyAdmin 4.6.5.2</meta:initial-creator>
    <meta:creation-date>2017-06-22T04:43:01</meta:creation-date>
    <dc:date>2017-06-22T16:24:37.89</dc:date>
    <dc:creator>day0515 emman</dc:creator>
    <meta:editing-duration>PT5H41M</meta:editing-duration>
    <meta:editing-cycles>1</meta:editing-cycles>
    <meta:document-statistic meta:table-count="1" meta:cell-count="136" meta:object-count="0"/>
  </office:meta>
</office:document-meta>
</file>